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Verdana" svg:font-family="Verdana" style:font-family-generic="swiss"/>
    <style:font-face style:name="Futura" svg:font-family="Futura" style:font-pitch="variable"/>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Futura" fo:font-size="14pt" style:font-size-asian="14pt" style:font-size-complex="14pt"/>
    </style:style>
    <style:style style:name="P2" style:family="paragraph" style:parent-style-name="Standard">
      <style:paragraph-properties>
        <style:tab-stops>
          <style:tab-stop style:position="3.478cm"/>
        </style:tab-stops>
      </style:paragraph-properties>
      <style:text-properties style:font-name="Futura" fo:font-size="14pt" style:font-size-asian="14pt" style:font-size-complex="14pt"/>
    </style:style>
    <style:style style:name="P3" style:family="paragraph" style:parent-style-name="Standard">
      <style:text-properties style:font-name="Futura" fo:font-size="14pt" fo:font-weight="bold" style:font-size-asian="14pt" style:font-weight-asian="bold" style:font-size-complex="14pt" style:font-weight-complex="bold"/>
    </style:style>
    <style:style style:name="P4" style:family="paragraph" style:parent-style-name="Standard">
      <style:text-properties style:font-name="Futura" fo:font-size="14pt" fo:font-weight="normal" style:font-size-asian="14pt" style:font-weight-asian="normal" style:font-size-complex="14pt" style:font-weight-complex="normal"/>
    </style:style>
    <style:style style:name="P5" style:family="paragraph" style:parent-style-name="Standard">
      <style:text-properties style:font-name="Futura" fo:font-size="14pt" fo:font-style="italic" fo:font-weight="normal" style:font-size-asian="14pt" style:font-style-asian="italic" style:font-weight-asian="normal" style:font-size-complex="14pt" style:font-style-complex="italic" style:font-weight-complex="normal"/>
    </style:style>
    <style:style style:name="P6" style:family="paragraph" style:parent-style-name="Standard">
      <style:text-properties style:font-name="Futura" fo:font-size="14pt" fo:font-style="italic" fo:font-weight="normal" style:font-name-asian="Arial Unicode MS" style:font-size-asian="14pt" style:font-style-asian="italic" style:font-weight-asian="normal" style:font-name-complex="Arial Unicode MS" style:font-size-complex="14pt" style:font-style-complex="italic" style:font-weight-complex="normal"/>
    </style:style>
    <style:style style:name="P7" style:family="paragraph" style:parent-style-name="Standard">
      <style:text-properties style:font-name="Futura" fo:font-size="14pt" fo:font-style="italic" fo:font-weight="bold" style:font-size-asian="14pt" style:font-style-asian="italic" style:font-weight-asian="bold" style:font-size-complex="14pt" style:font-style-complex="italic" style:font-weight-complex="bold"/>
    </style:style>
    <style:style style:name="P8" style:family="paragraph" style:parent-style-name="Standard">
      <style:text-properties style:font-name="Futura" fo:font-size="14pt"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text-properties style:font-name="Futura" fo:font-size="18pt" fo:font-style="normal" fo:font-weight="bold" style:font-size-asian="18pt" style:font-style-asian="normal" style:font-weight-asian="bold" style:font-size-complex="18pt" style:font-style-complex="normal" style:font-weight-complex="bold"/>
    </style:style>
    <style:style style:name="P10" style:family="paragraph" style:parent-style-name="Standard">
      <style:text-properties fo:color="#0028f9" style:font-name="Verdana" fo:font-size="14pt" fo:font-style="italic" fo:font-weight="bold" style:font-name-asian="Verdana" style:font-size-asian="14pt" style:font-style-asian="italic" style:font-weight-asian="bold" style:font-name-complex="Verdana" style:font-size-complex="14pt" style:font-style-complex="italic" style:font-weight-complex="bold"/>
    </style:style>
    <style:style style:name="T1" style:family="text">
      <style:text-properties fo:font-style="italic" style:font-style-asian="italic" style:font-style-complex="italic"/>
    </style:style>
    <style:style style:name="T2" style:family="text">
      <style:text-properties fo:font-style="italic" style:font-name-asian="Arial Unicode MS" style:font-style-asian="italic" style:font-name-complex="Arial Unicode MS" style:font-style-complex="italic"/>
    </style:style>
    <style:style style:name="T3" style:family="text">
      <style:text-properties fo:font-style="italic" fo:background-color="#ffff00" style:font-name-asian="Arial Unicode MS" style:font-style-asian="italic" style:font-name-complex="Arial Unicode MS" style:font-style-complex="italic"/>
    </style:style>
    <style:style style:name="T4" style:family="text">
      <style:text-properties fo:font-style="italic" fo:background-color="#3deb3d" style:font-name-asian="Arial Unicode MS" style:font-style-asian="italic" style:font-name-complex="Arial Unicode MS" style:font-style-complex="italic"/>
    </style:style>
    <style:style style:name="T5" style:family="text">
      <style:text-properties fo:font-style="normal" style:font-style-asian="normal" style:font-style-complex="normal"/>
    </style:style>
    <style:style style:name="T6" style:family="text">
      <style:text-properties fo:background-color="#ffff00"/>
    </style:style>
    <style:style style:name="T7" style:family="text">
      <style:text-properties fo:background-color="#3deb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oms de site</text:p>
      <text:p text:style-name="P2"><text:span text:style-name="T6">fonocolor.ch</text:span><text:tab/><text:tab/>(fonocolor : méthode en couleurs cartonnée pour <text:tab/><text:tab/></text:p>
      <text:p text:style-name="P2"><text:span text:style-name="T6">phonocolor.ch</text:span><text:tab/><text:tab/>apprendre à lire le catalan)</text:p>
      <text:p text:style-name="P2"><text:tab/><text:tab/>NB : si ok, enregistrer les 2, afin de rediriger les <text:tab/><text:tab/><text:tab/><text:tab/>utilisateurs orthographophobes sur le site (donc « il tape <text:tab/><text:tab/>fonocolor.ch et arrive sur phonocolor.ch » quand même)</text:p>
      <text:p text:style-name="P1"/>
      <text:p text:style-name="P1"><text:span text:style-name="T6">lexicolor.ch </text:span><text:tab/>(lexicolor.fr : vente de meubles, bricolage)</text:p>
      <text:p text:style-name="P1">lexichromos.ch</text:p>
      <text:p text:style-name="P1"/>
      <text:p text:style-name="P1">verbacolor.ch <text:tab/>(verbacolor SAS : peintures)</text:p>
      <text:p text:style-name="P1"/>
      <text:p text:style-name="P1">déjà utilisés :</text:p>
      <text:p text:style-name="P1">arc-en-ciel.ch : <text:tab/>hôtel à Gstaad</text:p>
      <text:p text:style-name="P1">arc-en-ciel.com :<text:tab/>fondation pour enfants</text:p>
      <text:p text:style-name="P1"/>
      <text:p text:style-name="P1"><text:tab/><text:tab/><text:tab/>ATTENTION à la question du doublon avec </text:p>
      <text:p text:style-name="P1">facillecture.fr :<text:tab/>regarder le matériel déjà créé</text:p>
      <text:p text:style-name="P1"/>
      <text:p text:style-name="P3">Titre/Bannière du site</text:p>
      <text:p text:style-name="P8"><text:span text:style-name="T2">- </text:span><text:span text:style-name="T4">Phonocolor </text:span><text:span text:style-name="T2"><text:tab/>(+ drapeau français (à opposer à Ph. UK flag, etc. cf. Léo </text:span></text:p>
      <text:p text:style-name="P6"><text:tab/><text:tab/><text:tab/>quand il y aura plusieurs versions de langues)</text:p>
      <text:p text:style-name="P6"/>
      <text:p text:style-name="P4"><text:span text:style-name="T2">- </text:span><text:span text:style-name="T1">Les lettres-sons en couleurs <text:tab/></text:span>(jeu de mots : « Les lettres sont en <text:tab/><text:tab/><text:tab/><text:tab/><text:tab/><text:tab/><text:tab/>couleurs »)</text:p>
      <text:p text:style-name="P4"/>
      <text:p text:style-name="P5">- <text:span text:style-name="T6">Je vois les sons grâce aux couleurs</text:span></text:p>
      <text:p text:style-name="P5"/>
      <text:p text:style-name="P5">- Des lettres, des sons et des couleurs <text:span text:style-name="T5">ou </text:span>Les lettres, les sons et les couleurs</text:p>
      <text:p text:style-name="P5"/>
      <text:p text:style-name="P8">- <text:span text:style-name="T1">Colorie-moi des sons, Un son une couleur, une couleur un son </text:span></text:p>
      <text:p text:style-name="P5"/>
      <text:p text:style-name="P5">- <text:span text:style-name="T7">Tous les mots en couleurs</text:span>, Le français en colorama</text:p>
      <text:p text:style-name="P5"/>
      <text:p text:style-name="P5">- Les mots en couleurs, <text:span text:style-name="T6">Lire en couleurs</text:span>, Lecture en couleurs</text:p>
      <text:p text:style-name="P5"/>
      <text:p text:style-name="P5"/>
      <text:p text:style-name="P5"/>
      <text:p text:style-name="P5"/>
      <text:p text:style-name="P9"><text:soft-page-break/>Critères </text:p>
      <text:p text:style-name="P7">- Si le but est de ressembler le plus à Google Traduction (ie. faire une interface minimale fonctionnelle de type service), alors moins il aura d'informations, mieux ce sera. Couleurs claires voire transparence (à part pour la partie en couleurs), couleurs fonctionnelles (vert pour le bouton « mise en couleurs », etc. ) afin de guider l'utilisateur dans une interface familière</text:p>
      <text:p text:style-name="P7"/>
      <text:p text:style-name="P7">- La question noire : s'agit-il d'une utilisation fonctionnelle ou d'une expérience (cf. Nespresso, etc.) ? A ce moment-là, il s'agit de faire entrer l'utilisateur dans un nouveau paradigme, original, etc. A ce moment-là, choisir le noir (pour l'affichage des mots en couleurs et) pour l'interface en général, choisir une couleur riche (or, doré, orange pour les infos de première page voire du site en entier) et A ce moment-là, faire la bannière avec une police élaborée (enchevêtrement de lettres-sons avec les couleurs -sons)</text:p>
      <text:p text:style-name="P7"/>
      <text:p text:style-name="P7">-Illustrations</text:p>
      <text:p text:style-name="P7">NB : utiliser la méthode Dyspraxia programma pour les petits (illustrations pour chaque son-couleur)</text:p>
      <text:p text:style-name="P10"/>
      <text:p text:style-name="P10"/>
      <text:p text:style-name="P10"/>
      <text:p text:style-name="P10"/>
      <text:p text:style-name="P10"/>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Verdana" svg:font-family="Verdana" style:font-family-generic="swiss"/>
    <style:font-face style:name="Futura" svg:font-family="Futura" style:font-pitch="variable"/>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driano Florez</meta:initial-creator>
    <meta:creation-date>2012-05-08T07:39:44</meta:creation-date>
    <dc:date>2012-07-18T16:08:17</dc:date>
    <dc:creator>Adriano Florez</dc:creator>
    <meta:editing-duration>PT1H49M21S</meta:editing-duration>
    <meta:editing-cycles>19</meta:editing-cycles>
    <meta:generator>OpenOffice.org/3.3$Unix OpenOffice.org_project/330m20$Build-9567</meta:generator>
    <meta:printed-by>Adriano Florez</meta:printed-by>
    <meta:print-date>2012-05-08T08:30:06</meta:print-date>
    <meta:document-statistic meta:table-count="0" meta:image-count="0" meta:object-count="0" meta:page-count="2" meta:paragraph-count="26" meta:word-count="344" meta:character-count="2141"/>
  </office:meta>
</office:document-meta>
</file>